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902cm" fo:min-width="5.902cm" fo:padding-top="0.049cm" fo:padding-bottom="0.049cm" fo:padding-left="0.049cm" fo:padding-right="0.049cm" style:run-through="foreground"/>
    </style:style>
    <style:style style:name="gr4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1.804cm" style:run-through="foreground"/>
    </style:style>
    <style:style style:name="gr6" style:family="graphic">
      <style:graphic-properties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draw:stroke="none" svg:stroke-color="#000000" draw:fill="none" draw:fill-color="#ffffff" fo:min-height="0.651cm" style:run-through="foreground"/>
    </style:style>
    <style:style style:name="gr9" style:family="graphic">
      <style:graphic-properties svg:stroke-width="0.101cm" svg:stroke-color="#000000" draw:marker-start="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draw:stroke="none" svg:stroke-color="#000000" draw:fill="none" draw:fill-color="#ffffff" fo:min-height="0.6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Shape1" draw:style-name="gr3" draw:text-style-name="P2" svg:width="6.002cm" svg:height="3.001cm" svg:x="15.723cm" svg:y="2.14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5.723cm" svg:y="4.55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5.723cm" svg:y="3.94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5.723cm" svg:y="2.143cm"><draw:text-box><text:p text:style-name="P3"><text:span text:style-name="T1">L</text:span><text:span text:style-name="T1">o</text:span><text:span text:style-name="T1">o</text:span><text:span text:style-name="T1">k</text:span><text:span text:style-name="T1">e</text:span><text:span text:style-name="T1">r</text:span></text:p></draw:text-box></draw:frame></draw:g><draw:g draw:style-name="gr2"><draw:custom-shape draw:name="Shape1" draw:style-name="gr3" draw:text-style-name="P2" svg:width="6.002cm" svg:height="3.001cm" svg:x="15.677cm" svg:y="7.01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5.677cm" svg:y="9.43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5.677cm" svg:y="8.823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5.677cm" svg:y="7.018cm"><draw:text-box><text:p text:style-name="P3"><text:span text:style-name="T1">Replicator</text:span></text:p></draw:text-box></draw:frame></draw:g><draw:g draw:style-name="gr2"><draw:custom-shape draw:name="Shape1" draw:style-name="gr3" draw:text-style-name="P2" svg:width="6.002cm" svg:height="3.001cm" svg:x="15.729cm" svg:y="12.047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5.729cm" svg:y="14.462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5.729cm" svg:y="13.85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5.729cm" svg:y="12.047cm"><draw:text-box><text:p text:style-name="P3"><text:span text:style-name="T1">Selector</text:span></text:p></draw:text-box></draw:frame></draw:g><draw:g draw:style-name="gr2"><draw:custom-shape draw:name="Shape1" draw:style-name="gr3" draw:text-style-name="P2" svg:width="6.002cm" svg:height="3.001cm" svg:x="19.713cm" svg:y="16.41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9.713cm" svg:y="18.82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9.713cm" svg:y="18.21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9.713cm" svg:y="16.413cm"><draw:text-box><text:p text:style-name="P3"><text:span text:style-name="T1">Equaler</text:span></text:p></draw:text-box></draw:frame></draw:g><draw:g draw:style-name="gr2"><draw:custom-shape draw:name="Shape1" draw:style-name="gr3" draw:text-style-name="P2" svg:width="6.002cm" svg:height="3.001cm" svg:x="11.776cm" svg:y="16.39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1.776cm" svg:y="18.805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1.776cm" svg:y="18.194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1.776cm" svg:y="16.39cm"><draw:text-box><text:p text:style-name="P3"><text:span text:style-name="T1">Resolver</text:span></text:p></draw:text-box></draw:frame></draw:g><draw:line draw:name="Shape4" draw:style-name="gr6" draw:text-style-name="P5" svg:x1="18.547cm" svg:y1="6.893cm" svg:x2="18.547cm" svg:y2="5.157cm"><text:p/></draw:line><draw:polyline draw:name="Shape5" draw:style-name="gr7" draw:text-style-name="P5" svg:width="1.828cm" svg:height="0cm" draw:transform="rotate (1.5707963267949) translate (18.672625cm 11.8483333333333cm)" svg:viewBox="0 0 1829 0" draw:points="0,0 1053,0 1829,0"><text:p/></draw:polyline><draw:frame draw:name="Shape8" draw:style-name="gr8" draw:text-style-name="P6" svg:width="0.971cm" svg:height="0.652cm" svg:x="19.018cm" svg:y="10.823cm"><draw:text-box><text:p><text:span text:style-name="T2">use</text:span></text:p></draw:text-box></draw:frame><draw:line draw:name="Shape6" draw:style-name="gr7" draw:text-style-name="P5" svg:x1="14.519cm" svg:y1="16.39cm" svg:x2="18.047cm" svg:y2="15.062cm"><text:p/></draw:line><draw:line draw:name="Shape6" draw:style-name="gr7" draw:text-style-name="P5" svg:x1="23.398cm" svg:y1="16.413cm" svg:x2="19.466cm" svg:y2="15.062cm"><text:p/></draw:line><draw:frame draw:name="Shape8" draw:style-name="gr8" draw:text-style-name="P6" svg:width="0.971cm" svg:height="0.652cm" svg:x="22.223cm" svg:y="15.062cm"><draw:text-box><text:p><text:span text:style-name="T2">use</text:span></text:p></draw:text-box></draw:frame><draw:frame draw:name="Shape8" draw:style-name="gr8" draw:text-style-name="P6" svg:width="0.971cm" svg:height="0.652cm" svg:x="14.533cm" svg:y="15.092cm"><draw:text-box><text:p><text:span text:style-name="T2">use</text:span></text:p></draw:text-box></draw:frame><draw:polyline draw:name="Shape1" draw:style-name="gr9" draw:text-style-name="P5" svg:width="1.56cm" svg:height="9.494cm" draw:transform="rotate (-3.14159265358979) translate (15.7285972222222cm 13.6013472222222cm)" svg:viewBox="0 0 1561 9495" draw:points="5,9495 1561,9495 1561,0 0,0"><text:p/></draw:polyline><draw:polyline draw:name="Shape2" draw:style-name="gr9" draw:text-style-name="P5" svg:width="5.465cm" svg:height="14.287cm" draw:transform="rotate (-3.14159265358979) translate (15.7233055555556cm 17.7764722222222cm)" svg:viewBox="0 0 5466 14288" draw:points="0,14288 5466,14288 5466,0 3948,0"><text:p/></draw:polyline><draw:polyline draw:name="Shape2" draw:style-name="gr9" draw:text-style-name="P5" svg:width="5.465cm" svg:height="14.287cm" draw:transform="rotate (-3.14159265358979) translate (27.2432638888889cm 17.7764722222222cm)" svg:viewBox="0 0 5466 14288" draw:points="5466,14288 0,14288 0,0 1519,0"><text:p/></draw:polyline><draw:frame draw:name="Shape8" draw:style-name="gr10" draw:text-style-name="P6" svg:width="1.676cm" svg:height="0.69cm" svg:x="12.345cm" svg:y="4.036cm"><draw:text-box><text:p><text:span text:style-name="T2">inherit</text:span></text:p></draw:text-box></draw:frame><draw:frame draw:name="Shape8" draw:style-name="gr10" draw:text-style-name="P6" svg:width="1.676cm" svg:height="0.69cm" svg:x="12.903cm" svg:y="2.536cm"><draw:text-box><text:p><text:span text:style-name="T2">inherit</text:span></text:p></draw:text-box></draw:frame><draw:frame draw:name="Shape8" draw:style-name="gr10" draw:text-style-name="P6" svg:width="1.676cm" svg:height="0.69cm" svg:x="22.899cm" svg:y="2.538cm"><draw:text-box><text:p><text:span text:style-name="T2">inherit</text:span></text:p></draw:text-box></draw:frame><draw:frame draw:name="Shape8" draw:style-name="gr10" draw:text-style-name="P6" svg:width="1.676cm" svg:height="0.69cm" svg:x="18.842cm" svg:y="6.006cm"><draw:text-box><text:p><text:span text:style-name="T2">inherit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8-05T11:54:06.945595348</dc:date>
    <meta:editing-duration>PT7H30M50S</meta:editing-duration>
    <meta:editing-cycles>93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